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9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09. Backups</text:span></text:p>
      <text:list xml:id="list2954810849" text:style-name="WWNum1">
        <text:list-item>
          <text:p text:style-name="P15"><text:bookmark text:name="_dbh0n1vac4c8"/>Dates</text:p>
        </text:list-item>
      </text:list>
      <text:p text:style-name="Standard">From 19/02/2023 to 26/02/2023. The length of the unit is 1 week (8 hours).</text:p>
      <text:list xml:id="list153037484013160" text:continue-numbering="true" text:style-name="WWNum1">
        <text:list-item>
          <text:p text:style-name="P15">Previous knowledge</text:p>
        </text:list-item>
      </text:list>
      <text:p text:style-name="P6">Previous units, specially unit 07.</text:p>
      <text:list xml:id="list153036593848707" text:continue-numbering="true" text:style-name="WWNum1">
        <text:list-item>
          <text:p text:style-name="P15">Objectives</text:p>
        </text:list-item>
      </text:list>
      <text:list xml:id="list3413715747" text:style-name="WWNum4">
        <text:list-item>
          <text:p text:style-name="P7">To learn what is a Backup.</text:p>
        </text:list-item>
        <text:list-item>
          <text:p text:style-name="P7">To learn why a backup is important.</text:p>
        </text:list-item>
        <text:list-item>
          <text:p text:style-name="P7">To learn what is a backup policy.</text:p>
        </text:list-item>
        <text:list-item>
          <text:p text:style-name="P7">To learn what are the different kinds of backups.</text:p>
        </text:list-item>
        <text:list-item>
          <text:p text:style-name="P7">To learn the different medias to make backups.</text:p>
        </text:list-item>
        <text:list-item>
          <text:p text:style-name="P7">To learn what is a RAID system.</text:p>
        </text:list-item>
        <text:list-item>
          <text:p text:style-name="P7">To learn what are the RAID levels.</text:p>
        </text:list-item>
      </text:list>
      <text:list xml:id="list153038032638727" text:continue-list="list153036593848707" text:style-name="WWNum1">
        <text:list-item>
          <text:p text:style-name="P15">Contents</text:p>
        </text:list-item>
      </text:list>
      <text:list xml:id="list3926453879" text:style-name="WWNum2">
        <text:list-item>
          <text:p text:style-name="P8">Backups</text:p>
        </text:list-item>
        <text:list-item>
          <text:p text:style-name="P8">Backup policy</text:p>
        </text:list-item>
        <text:list-item>
          <text:p text:style-name="P8">Kinds of backups</text:p>
        </text:list-item>
        <text:list-item>
          <text:p text:style-name="P8">RAID</text:p>
        </text:list-item>
      </text:list>
      <text:list xml:id="list153036626503509" text:continue-list="list153038032638727" text:style-name="WWNum1">
        <text:list-item>
          <text:p text:style-name="P15">Activities</text:p>
        </text:list-item>
      </text:list>
      <text:list xml:id="list2817877653" text:style-name="WWNum3">
        <text:list-item>
          <text:p text:style-name="P9">You have a questionnaire to check and improve your knowledge.</text:p>
        </text:list-item>
        <text:list-item>
          <text:p text:style-name="P9">Non-assessable activities.</text:p>
        </text:list-item>
      </text:list>
      <text:list xml:id="list153036892589328" text:continue-list="list153036626503509" text:style-name="WWNum1">
        <text:list-item>
          <text:p text:style-name="P15">Recommendations</text:p>
        </text:list-item>
      </text:list>
      <text:p text:style-name="Standard">This is a short and simple unit, but it is important to understand every concept. It is very important to make schema and a summary in order to retain concepts of this uni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9. Backups</text:span></text:p>
      </style:header>
      <style:footer>
        <text:p text:style-name="MP4"><text:span text:style-name="MT1">CFGS DAM/DAW<text:tab/><text:tab/>Unit 09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9" meta:word-count="179" meta:character-count="973" meta:non-whitespace-character-count="839"/>
    <meta:generator>LibreOfficeDev/6.0.5.2$Linux_X86_64 LibreOffice_project/</meta:generator>
  </office:meta>
</office:document-meta>
</file>